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252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 Samples</text:p>
          </table:table-cell>
          <table:table-cell table:style-name="ce2" office:value-type="string" calcext:value-type="string">
            <text:p>Test Date</text:p>
          </table:table-cell>
          <table:table-cell table:style-name="ce1" office:value-type="string" calcext:value-type="string">
            <text:p>Diff Accuracy</text:p>
          </table:table-cell>
          <table:table-cell table:style-name="ce1" office:value-type="string" calcext:value-type="string">
            <text:p>Abs Accuracy</text:p>
          </table:table-cell>
          <table:table-cell table:style-name="ce1" office:value-type="string" calcext:value-type="string">
            <text:p>Real Second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70" calcext:value-type="float">
            <text:p>70</text:p>
          </table:table-cell>
          <table:table-cell office:value-type="date" office:date-value="2018-01-08" calcext:value-type="date">
            <text:p>2018-01-08</text:p>
          </table:table-cell>
          <table:table-cell office:value-type="float" office:value="0.728972718858" calcext:value-type="float">
            <text:p>0.728972718858</text:p>
          </table:table-cell>
          <table:table-cell office:value-type="float" office:value="0.433333333333" calcext:value-type="float">
            <text:p>0.433333333333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774034944463" calcext:value-type="float">
            <text:p>0.774034944463</text:p>
          </table:table-cell>
          <table:table-cell office:value-type="float" office:value="0.253521126761" calcext:value-type="float">
            <text:p>0.253521126761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2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721713114592184" calcext:value-type="float">
            <text:p>0.721713114592184</text:p>
          </table:table-cell>
          <table:table-cell office:value-type="float" office:value="0.028169014084507" calcext:value-type="float">
            <text:p>0.028169014084507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zilla Deep Speech</text:p>
          </table:table-cell>
          <table:table-cell office:value-type="string" calcext:value-type="string">
            <text:p>0.4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0604343116845705" calcext:value-type="float">
            <text:p>0.060434311684571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726952838341" calcext:value-type="float">
            <text:p>0.726952838341</text:p>
          </table:table-cell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19401803119" calcext:value-type="float">
            <text:p>0.819401803119</text:p>
          </table:table-cell>
          <table:table-cell office:value-type="float" office:value="0.394366197183" calcext:value-type="float">
            <text:p>0.394366197183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19401803119" calcext:value-type="float">
            <text:p>0.819401803119</text:p>
          </table:table-cell>
          <table:table-cell office:value-type="float" office:value="0.394366197183" calcext:value-type="float">
            <text:p>0.394366197183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1311152092145" calcext:value-type="float">
            <text:p>0.81311152092145</text:p>
          </table:table-cell>
          <table:table-cell office:value-type="float" office:value="0.352112676056338" calcext:value-type="float">
            <text:p>0.352112676056338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650675023999" calcext:value-type="float">
            <text:p>0.650675023999</text:p>
          </table:table-cell>
          <table:table-cell office:value-type="float" office:value="0.3" calcext:value-type="float">
            <text:p>0.3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675711847027" calcext:value-type="float">
            <text:p>0.675711847027</text:p>
          </table:table-cell>
          <table:table-cell office:value-type="float" office:value="0.140845070423" calcext:value-type="float">
            <text:p>0.140845070423</text:p>
          </table:table-cell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663968302758918" calcext:value-type="float">
            <text:p>0.663968302758918</text:p>
          </table:table-cell>
          <table:table-cell office:value-type="float" office:value="0.169014084507042" calcext:value-type="float">
            <text:p>0.169014084507042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63968302758918" calcext:value-type="float">
            <text:p>0.663968302758918</text:p>
          </table:table-cell>
          <table:table-cell office:value-type="float" office:value="0.169014084507042" calcext:value-type="float">
            <text:p>0.169014084507042</text:p>
          </table:table-cell>
          <table:table-cell office:value-type="float" office:value="348" calcext:value-type="float">
            <text:p>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53484911794" calcext:value-type="float">
            <text:p>0.853484911794</text:p>
          </table:table-cell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59605148697" calcext:value-type="float">
            <text:p>0.859605148697</text:p>
          </table:table-cell>
          <table:table-cell office:value-type="float" office:value="0.394366197183" calcext:value-type="float">
            <text:p>0.394366197183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60153219863991" calcext:value-type="float">
            <text:p>0.860153219863991</text:p>
          </table:table-cell>
          <table:table-cell office:value-type="float" office:value="0.408450704225352" calcext:value-type="float">
            <text:p>0.408450704225352</text:p>
          </table:table-cell>
          <table:table-cell office:value-type="float" office:value="196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37140933267" calcext:value-type="float">
            <text:p>0.837140933267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icrosoft ended public API. Further tests not possibl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922982141044" calcext:value-type="float">
            <text:p>0.922982141044</text:p>
          </table:table-cell>
          <table:table-cell office:value-type="float" office:value="0.733333333333" calcext:value-type="float">
            <text:p>0.733333333333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6423527877" calcext:value-type="float">
            <text:p>0.86423527877</text:p>
          </table:table-cell>
          <table:table-cell office:value-type="float" office:value="0.43661971831" calcext:value-type="float">
            <text:p>0.43661971831</text:p>
          </table:table-cell>
          <table:table-cell office:value-type="float" office:value="607" calcext:value-type="float">
            <text:p>607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9-01-08T17:55:21.748408521</meta:creation-date>
    <dc:date>2019-01-08T18:37:14.764282705</dc:date>
    <dc:creator>chris </dc:creator>
    <meta:editing-duration>PT26M41S</meta:editing-duration>
    <meta:editing-cycles>5</meta:editing-cycles>
    <meta:generator>LibreOffice/6.1.3.2$Linux_X86_64 LibreOffice_project/10$Build-2</meta:generator>
    <meta:document-statistic meta:table-count="1" meta:cell-count="124" meta:object-count="0"/>
  </office:meta>
</office:document-meta>
</file>